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25.986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8cm" fo:break-before="auto" style:use-optimal-row-height="true"/>
    </style:style>
    <style:style style:name="ro7" style:family="table-row">
      <style:table-row-properties style:row-height="13.873cm" fo:break-before="auto" style:use-optimal-row-height="true"/>
    </style:style>
    <style:style style:name="ro8" style:family="table-row">
      <style:table-row-properties style:row-height="5.976cm" fo:break-before="auto" style:use-optimal-row-height="true"/>
    </style:style>
    <style:style style:name="ro9" style:family="table-row">
      <style:table-row-properties style:row-height="9.924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GAME_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GAME_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1">
          <table:table-cell office:value-type="string">
            <text:p>GAME_TYPE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1">
          <table:table-cell office:value-type="string">
            <text:p>GAME_TYPE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GFX_QUALITY_LOW</text:p>
          </table:table-cell>
          <table:table-cell office:value-type="string">
            <text:p>Low</text:p>
          </table:table-cell>
          <table:table-cell office:value-type="string">
            <text:p>Низкое</text:p>
          </table:table-cell>
          <table:table-cell office:value-type="string">
            <text:p>TRANSLATE Low</text:p>
          </table:table-cell>
        </table:table-row>
        <table:table-row table:style-name="ro1">
          <table:table-cell office:value-type="string">
            <text:p>GFX_QUALITY_MEDIUM</text:p>
          </table:table-cell>
          <table:table-cell office:value-type="string">
            <text:p>Medium</text:p>
          </table:table-cell>
          <table:table-cell office:value-type="string">
            <text:p>Среднее</text:p>
          </table:table-cell>
          <table:table-cell office:value-type="string">
            <text:p>TRANSLATE Medium</text:p>
          </table:table-cell>
        </table:table-row>
        <table:table-row table:style-name="ro1">
          <table:table-cell office:value-type="string">
            <text:p>GFX_QUALITY_HIGH</text:p>
          </table:table-cell>
          <table:table-cell office:value-type="string">
            <text:p>High</text:p>
          </table:table-cell>
          <table:table-cell office:value-type="string">
            <text:p>Высокое</text:p>
          </table:table-cell>
          <table:table-cell office:value-type="string">
            <text:p>TRANSLATE High</text:p>
          </table:table-cell>
        </table:table-row>
        <table:table-row table:style-name="ro1">
          <table:table-cell office:value-type="string">
            <text:p>GFX_QUALITY_CUSTOM</text:p>
          </table:table-cell>
          <table:table-cell office:value-type="string">
            <text:p>Custom</text:p>
          </table:table-cell>
          <table:table-cell office:value-type="string">
            <text:p>Настроить</text:p>
          </table:table-cell>
          <table:table-cell office:value-type="string">
            <text:p>TRANSLATE Custom</text:p>
          </table:table-cell>
        </table:table-row>
        <table:table-row table:style-name="ro6">
          <table:table-cell office:value-type="string">
            <text:p>HW_NO_SHADER_SUPPORT</text:p>
          </table:table-cell>
          <table:table-cell office:value-type="string">
            <text:p>Your hardware does not support Shader Model 2.0. This may crash the applications.</text:p>
          </table:table-cell>
          <table:table-cell office:value-type="string">
            <text:p>Ваше железо не поддерживает Shader Model 2.0. Это может уронить программу.</text:p>
          </table:table-cell>
          <table:table-cell office:value-type="string">
            <text:p>TRANSLATE ZOMG WE ALL DIE</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7">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he original German 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Spielsteinmodelle 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8">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9">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2">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GFX_QUALITY</text:p>
          </table:table-cell>
          <table:table-cell office:value-type="string">
            <text:p>Graphics quality:</text:p>
          </table:table-cell>
          <table:table-cell office:value-type="string">
            <text:p>Качество графики:</text:p>
          </table:table-cell>
          <table:table-cell office:value-type="string">
            <text:p>TRANSLATE Graphics quality:</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1">
          <table:table-cell office:value-type="string">
            <text:p>SETTINGS_LANGUAGE</text:p>
          </table:table-cell>
          <table:table-cell table:style-name="ce3" office:value-type="string">
            <text:p>Language:</text:p>
          </table:table-cell>
          <table:table-cell table:style-name="ce4" office:value-type="string">
            <text:p>Язык:</text:p>
          </table:table-cell>
          <table:table-cell table:style-name="ce5" office:value-type="string">
            <text:p>Sprache:</text:p>
          </table:table-cell>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CENE</text:p>
          </table:table-cell>
          <table:table-cell office:value-type="string">
            <text:p>Scene:</text:p>
          </table:table-cell>
          <table:table-cell office:value-type="string">
            <text:p>Сцена:</text:p>
          </table:table-cell>
          <table:table-cell office:value-type="string">
            <text:p>TRANSLATE Scene</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ERS</text:p>
          </table:table-cell>
          <table:table-cell table:style-name="ce1" office:value-type="string">
            <text:p>Shaders</text:p>
          </table:table-cell>
          <table:table-cell table:style-name="ce1" office:value-type="string">
            <text:p>Шейдеры</text:p>
          </table:table-cell>
          <table:table-cell table:style-name="ce1" office:value-type="string">
            <text:p>TRANSLATE Shaders</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S</text:p>
          </table:table-cell>
          <table:table-cell office:value-type="string">
            <text:p>Themes</text:p>
          </table:table-cell>
          <table:table-cell office:value-type="string">
            <text:p>Темы</text:p>
          </table:table-cell>
          <table:table-cell office:value-type="string">
            <text:p>TRANSLATE Themes</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 detalization:</text:p>
          </table:table-cell>
          <table:table-cell office:value-type="string">
            <text:p>Детализация фишки:</text:p>
          </table:table-cell>
          <table:table-cell office:value-type="string">
            <text:p>TRANSLATE Tile detalizatio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
          <table:table-cell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TRANSLATE Low</text:p>
          </table:table-cell>
        </table:table-row>
        <table:table-row table:style-name="ro1">
          <table:table-cell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TRANSLATE Medium</text:p>
          </table:table-cell>
        </table:table-row>
        <table:table-row table:style-name="ro1">
          <table:table-cell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TRANSLATE High</text:p>
          </table:table-cell>
        </table:table-row>
        <table:table-row table:style-name="ro10">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9">
          <table:table-cell office:value-type="string">
            <text:p>TUTORIAL_START</text:p>
          </table:table-cell>
          <table:table-cell table:style-name="ce6" office:value-type="string">
            <text:p><text:span text:style-name="T2">To select a tile, click it with the left mouse button.</text:span></text:p>
            <text:p><text:span text:style-name="T2">Select a pair of tiles to remove them.</text:span></text:p>
            <text:p><text:span text:style-name="T2"><text:s/></text:span></text:p>
            <text:p><text:span text:style-name="T2">To control the camera, hold the right mouse button and move the mouse. Or use arrow/+/- keys with/out shift.</text:span></text:p>
            <text:p><text:span text:style-name="T2">To reset camera position, press X.</text:span></text:p>
            <text:p><text:span text:style-name="T3"><text:s/></text:span></text:p>
            <text:p><text:span text:style-name="T3">To hide this message, press any key.</text:span></text:p>
          </table:table-cell>
          <table:table-cell table:style-name="ce5" office:value-type="string">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1">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120P0" style:volatile="true">
      <number:number number:decimal-places="2" number:min-integer-digits="1" number:grouping="true"/>
      <number:text> </number:text>
      <number:currency-symbol number:language="ru" number:country="RU">руб.</number:currency-symbol>
    </number:currency-style>
    <number:currency-style style:name="N12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20:26: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ихаил Капелько</meta:initial-creator>
    <meta:creation-date>2011-07-07T12:25:45</meta:creation-date>
    <dc:date>2011-12-16T20:26:42</dc:date>
    <meta:editing-duration>PT9H9M2S</meta:editing-duration>
    <meta:editing-cycles>194</meta:editing-cycles>
    <meta:generator>LibreOffice/3.4$Unix LibreOffice_project/340m1$Build-402</meta:generator>
    <meta:document-statistic meta:table-count="3" meta:cell-count="387" meta:object-count="0"/>
  </office:meta>
</office:document-meta>
</file>